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 style:font-weight-complex="bold" fo:language="ru" fo:country="RU"/>
    </style:style>
    <style:style style:name="T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" style:parent-style-name="Основнойшрифтабзаца" style:family="text">
      <style:text-properties fo:font-weight="bold" style:font-weight-asian="bold" style:font-weight-complex="bold"/>
    </style:style>
    <style:style style:name="T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T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/>
    </style:style>
    <style:style style:name="T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language="ru" fo:country="RU"/>
    </style:style>
  </office:automatic-styles>
  <office:body>
    <office:text text:use-soft-page-breaks="true">
      <text:p text:style-name="P1">Здравствуйте Татьяна!<text:s/></text:p>
      <text:p text:style-name="Обычный"><text:span text:style-name="T2">Вы хорошо постарались, правильно выполнили и оформили проект №2.<text:s/></text:span></text:p>
      <text:p text:style-name="Обычный"><text:span text:style-name="T3">Хочу отметить сильные стороны работы:<text:s/></text:span></text:p>
      <text:p text:style-name="Обычный"><text:span text:style-name="T4">1. Все требования выполнены верно. Работа корректно загружена на<text:s/></text:span><text:span text:style-name="T5">GitHub</text:span><text:span text:style-name="T6">;<text:s/></text:span></text:p>
      <text:p text:style-name="Обычный"><text:span text:style-name="T7">2. Оформлен файл<text:s/></text:span><text:span text:style-name="T8">readme</text:span><text:span text:style-name="T9">.</text:span><text:span text:style-name="T10">md</text:span><text:span text:style-name="T11"><text:s/>– это супер важно (оформлен аскетично, но со вкусом)!<text:s/></text:span></text:p>
      <text:p text:style-name="Обычный"><text:span text:style-name="T12">3. Ноутбук отрабатывается кнопкой “</text:span><text:span text:style-name="T13">Run</text:span><text:span text:style-name="T14"><text:s/></text:span><text:span text:style-name="T15">All</text:span><text:span text:style-name="T16">”<text:s/></text:span></text:p>
      <text:p text:style-name="Обычный"><text:span text:style-name="T17">4. Очень здорово, что вы игнорируете предупреждения об использовании<text:s/></text:span><text:span text:style-name="T18">sqlalchemy</text:span><text:span text:style-name="T19"><text:s/>и сразу задаёте стиль отображения графиков;<text:s/></text:span></text:p>
      <text:p text:style-name="Обычный"><text:span text:style-name="T20">5. Код написан верно, без ошибок и, что больше всего радует, везде в соответствии с<text:s/></text:span><text:span text:style-name="T21">PEP</text:span><text:span text:style-name="T22"><text:s/>8;<text:s/></text:span></text:p>
      <text:p text:style-name="Обычный"><text:span text:style-name="T23">6. Отдельного упоминания заслуживают комментарии к коду – это отличная практика;<text:s/></text:span></text:p>
      <text:p text:style-name="Обычный"><text:span text:style-name="T24">7. Отличное использование<text:s/></text:span><text:span text:style-name="T25">f</text:span><text:span text:style-name="T26">-</text:span><text:span text:style-name="T27">strings</text:span><text:span text:style-name="T28"><text:s/>для отображения результатов запросов;<text:s/></text:span></text:p>
      <text:p text:style-name="Обычный"><text:span text:style-name="T29">8. Выводы логичные, проработанные и отлично оформленные. Так вы, выдвигая тезис или делая заявление, тут же аргументируете его фактами – это прекрасно;<text:s/></text:span></text:p>
      <text:p text:style-name="Обычный"><text:span text:style-name="T30">9. Хорошо выполнен парсинг википедии;<text:s/></text:span></text:p>
      <text:p text:style-name="Обычный"><text:span text:style-name="T31">10. Выполнены дополнительные исследования с прекрасными визуализациями! В этом моменте, я обычно указываю точки роста и рекомендации. Но в вашем случае это будут высосанные из пальца придирки! Прекрасная работа, наверное, лучшая из тех, что я проверял. Я рекомендовал вашу работу нашему отделу маркетинга (не уверен, что происходит дальше, я не часто могу это сделать, если с вами свяжутся сообщите пожалуйста об этом мне в пачке). Повторюсь, вы проделали отличную работу! Желаю вам сохранять и улучшать достигнутый уровень качества! При возникновении любых вопросов, касающихся материалов курса или процесса обучения ждём вас в соответствующих каналах пачки.<text:s/></text:span></text:p>
      <text:p text:style-name="Обычный"><text:span text:style-name="T32">Удачи вам!<text:s/></text:span></text:p>
      <text:p text:style-name="Обычный"><text:span text:style-name="T33">Отзыв подготовил Аубакиров Михаи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Math_Normal" style:display-name="Math_Normal" style:family="paragraph" style:parent-style-name="Обычный">
      <style:paragraph-properties fo:margin-bottom="0.0833in"/>
      <style:text-properties style:font-name="Century Schoolbook" fo:language="ru" fo:country="RU" fo:hyphenate="false"/>
    </style:style>
    <style:style style:name="Math_Title" style:display-name="Math_Title" style:family="paragraph" style:parent-style-name="Заголовок" style:next-style-name="Обычный">
      <style:paragraph-properties fo:border-top="none" fo:border-left="none" fo:border-bottom="0.0069in solid #C45911" fo:border-right="none" fo:padding-top="0in" fo:padding-left="0in" fo:padding-bottom="0.0138in" fo:padding-right="0in" style:shadow="none" style:contextual-spacing="false" fo:margin-bottom="0.1666in"/>
      <style:text-properties fo:font-weight="bold" style:font-weight-asian="bold" fo:color="#833C0B" fo:language="ru" fo:country="RU" fo:hyphenate="false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Math_H1" style:display-name="Math_H1" style:family="paragraph" style:parent-style-name="Заголовок1" style:next-style-name="Math_Normal" style:default-outline-level="1">
      <style:paragraph-properties fo:margin-top="0in" fo:margin-bottom="0.1666in"/>
      <style:text-properties fo:font-weight="bold" style:font-weight-asian="bold" fo:color="#833C0B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Math_H2" style:display-name="Math_H2" style:family="paragraph" style:parent-style-name="Заголовок2" style:next-style-name="Math_Normal" style:default-outline-level="2">
      <style:paragraph-properties fo:margin-top="0in" fo:margin-bottom="0.0833in"/>
      <style:text-properties fo:font-weight="bold" style:font-weight-asian="bold" fo:color="#833C0B" fo:font-size="14pt" style:font-size-asian="14pt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Math_Intense" style:display-name="Math_Intense" style:family="paragraph" style:parent-style-name="Math_Normal" style:next-style-name="Math_Normal">
      <style:paragraph-properties fo:margin-bottom="0.0555in"/>
      <style:text-properties fo:color="#C45911" fo:font-size="12pt" style:font-size-asian="12pt" fo:language="en" fo:country="US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E74B5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E74B5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E74B5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E74B5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E74B5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ulakova Tatyana</meta:initial-creator>
    <dc:creator>Kulakova Tatyana</dc:creator>
    <meta:creation-date>2025-05-07T15:37:00Z</meta:creation-date>
    <dc:date>2025-05-07T15:37:00Z</dc:date>
    <meta:template xlink:href="Normal" xlink:type="simple"/>
    <meta:editing-cycles>2</meta:editing-cycles>
    <meta:editing-duration>PT120S</meta:editing-duration>
    <meta:document-statistic meta:page-count="1" meta:paragraph-count="3" meta:word-count="239" meta:character-count="1600" meta:row-count="11" meta:non-whitespace-character-count="1364"/>
  </office:meta>
</office:document-meta>
</file>